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477" officeooo:paragraph-rsid="001c2477"/>
    </style:style>
    <style:style style:name="P2" style:family="paragraph" style:parent-style-name="Standard">
      <style:text-properties officeooo:rsid="001e3086" officeooo:paragraph-rsid="001e3086"/>
    </style:style>
    <style:style style:name="P3" style:family="paragraph" style:parent-style-name="Standard">
      <style:text-properties officeooo:rsid="001ec2b1" officeooo:paragraph-rsid="001ec2b1"/>
    </style:style>
    <style:style style:name="P4" style:family="paragraph" style:parent-style-name="Standard">
      <style:text-properties style:font-name="Liberation Serif1" officeooo:rsid="001c8cc9" officeooo:paragraph-rsid="001c8cc9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e3086" officeooo:paragraph-rsid="001e3086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ec2b1" officeooo:paragraph-rsid="001ec2b1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2c350" officeooo:paragraph-rsid="0022c350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233d18" officeooo:paragraph-rsid="00233d18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23d413" officeooo:paragraph-rsid="0023d413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24b5bb" officeooo:paragraph-rsid="0024b5bb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2523e3" officeooo:paragraph-rsid="002523e3" style:font-name-asian="Liberation Serif1" style:font-name-complex="Liberation Serif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c8cc9" style:font-name-asian="Liberation Serif1" style:font-name-complex="Liberation Serif1"/>
    </style:style>
    <style:style style:name="T3" style:family="text">
      <style:text-properties style:font-name="Liberation Serif1" officeooo:rsid="001f4670" style:font-name-asian="Liberation Serif1" style:font-name-complex="Liberation Serif1"/>
    </style:style>
    <style:style style:name="T4" style:family="text">
      <style:text-properties officeooo:rsid="001ec2b1"/>
    </style:style>
    <style:style style:name="T5" style:family="text">
      <style:text-properties officeooo:rsid="0023c1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机器学习中分类和预测算法的评估：</text:p>
      <text:p text:style-name="P1">1.准确率</text:p>
      <text:p text:style-name="P1">2.速度</text:p>
      <text:p text:style-name="P1">3.强壮性</text:p>
      <text:p text:style-name="P1">4.可规模性</text:p>
      <text:p text:style-name="P1">5.可解释性</text:p>
      <text:p text:style-name="P1"/>
      <text:p text:style-name="P1">一<text:span text:style-name="T4">：</text:span>监督学习<text:span text:style-name="T4">：</text:span></text:p>
      <text:p text:style-name="P1">决策树/判定树（decision tree)?</text:p>
      <text:p text:style-name="P1">信息熵（entropy)</text:p>
      <text:p text:style-name="P1">比特(bit)来衡量信息的多少</text:p>
      <text:p text:style-name="P1">-(p1*log p1+p2*log p2+p3*log p3+p4*log p4+…..p32*log p32)</text:p>
      <text:p text:style-name="P4">变量的不确定性越大，熵也就越大</text:p>
      <text:p text:style-name="P4"/>
      <text:p text:style-name="P4">例子：</text:p>
      <text:p text:style-name="P4">RID,age,income,student,credit_rating,Class_buys_computer</text:p>
      <text:p text:style-name="P4">1,youth,high,no,fair,no</text:p>
      <text:p text:style-name="P4">2,youth,high,no,excellent,no</text:p>
      <text:p text:style-name="P4">3,middle_aged,high,no,fair,yes</text:p>
      <text:p text:style-name="P4">4,senior,medium,no,fair,yes</text:p>
      <text:p text:style-name="P4">5,senior,low,yes,fair,yes</text:p>
      <text:p text:style-name="P4">6,senior,low,yes,excellent,no</text:p>
      <text:p text:style-name="P4">7,middle_aged,low,yes,excellent,yes</text:p>
      <text:p text:style-name="P4">8,youth,medium,no,fair,no</text:p>
      <text:p text:style-name="P4">9,youth,low,yes,fair,yes</text:p>
      <text:p text:style-name="P4">10,senior,medium,yes,fair,yes</text:p>
      <text:p text:style-name="P4">11,youth,medium,yes,excellent,yes</text:p>
      <text:p text:style-name="P4">12,middle_aged,medium,no,excellent,yes</text:p>
      <text:p text:style-name="P4">13,middle_aged,high,yes,fair,yes</text:p>
      <text:p text:style-name="P4">14,senior,medium,no,excellent,no</text:p>
      <text:p text:style-name="P4"/>
      <text:p text:style-name="P4">决策树归纳算法（ID3)</text:p>
      <text:p text:style-name="P4">信息获取量(Information Gain):Gain(A)=Info(D)-Infor _A(D)</text:p>
      <text:p text:style-name="P5">按目标标记来分(Class_bus_computer):</text:p>
      <text:p text:style-name="P2"><text:span text:style-name="T1">Info(D)=-9/14log(9/14)-5/14log(5/14)=</text:span><text:span text:style-name="T2">0.940bits</text:span></text:p>
      <text:p text:style-name="P2"><text:span text:style-name="T2">(</text:span><text:span text:style-name="T1">age):</text:span></text:p>
      <text:p text:style-name="P5">Info(D)=5/14*(-2/5*log2/5-3/5*log3/5)+4/14(-4/4*log4/4-0/4*log0/4)+5/14*(-3/5*log3/5-2/5*log2/5)=0.694bits</text:p>
      <text:p text:style-name="P5">Gain(age)=Info(D)-Info[age](D)=0.940-0.694=0.246bits.</text:p>
      <text:p text:style-name="P5">类似：</text:p>
      <text:p text:style-name="P2"><text:span text:style-name="T1">Gain(income)=0.029,Gain(student)=0.151,Gain( </text:span><text:span text:style-name="T2">credit_rating</text:span><text:span text:style-name="T1">)=0.048,所以,选择age作为第一个根节点,</text:span></text:p>
      <text:p text:style-name="P6">其他算法</text:p>
      <text:p text:style-name="P6">C4.5</text:p>
      <text:p text:style-name="P6">CART</text:p>
      <text:p text:style-name="P6">共同点，都是贪心算法，自上而下(Top-down approach)</text:p>
      <text:p text:style-name="P6"/>
      <text:p text:style-name="P3"><text:span text:style-name="T1">邻近算法</text:span><text:span text:style-name="T3">(K-Nearest Neighbor)KNN算法</text:span></text:p>
      <text:p text:style-name="P6">分类（classification)</text:p>
      <text:p text:style-name="P6">实例学习（instance-based learning),懒惰学习（lazy learning)</text:p>
      <text:p text:style-name="P6"/>
      <text:p text:style-name="P6">2.例子：</text:p>
      <text:p text:style-name="P6"><text:soft-page-break/>电影名称 <text:s text:c="8"/>打斗次数 <text:s text:c="2"/>接吻次数 <text:s text:c="6"/>电影类型</text:p>
      <text:p text:style-name="P6">aaa <text:s text:c="18"/>3 <text:s text:c="10"/>104 <text:s text:c="14"/>Romance</text:p>
      <text:p text:style-name="P6">bbbb <text:s text:c="14"/>2 <text:s text:c="11"/>100 <text:s text:c="12"/>Romance</text:p>
      <text:p text:style-name="P6">cccc <text:s text:c="15"/>1 <text:s text:c="11"/>81 <text:s text:c="15"/>Romance</text:p>
      <text:p text:style-name="P6">dddd <text:s text:c="14"/>101 <text:s text:c="8"/>10 <text:s text:c="15"/>Action</text:p>
      <text:p text:style-name="P6">eeee <text:s text:c="17"/>99 <text:s text:c="7"/>5 <text:s text:c="18"/>Action</text:p>
      <text:p text:style-name="P6">fffff <text:s text:c="18"/>98 <text:s text:c="9"/>2 <text:s text:c="15"/>Action</text:p>
      <text:p text:style-name="P6">未知 <text:s text:c="15"/>18 <text:s text:c="14"/>90 <text:s text:c="11"/>Unknown</text:p>
      <text:p text:style-name="P6"/>
      <text:p text:style-name="P6"/>
      <text:p text:style-name="P7">点 <text:s text:c="17"/>X坐标 <text:s text:c="7"/>Y坐标 <text:s text:c="7"/>点类型</text:p>
      <text:p text:style-name="P7">A点 <text:s text:c="12"/>3 <text:s text:c="15"/>104 <text:s text:c="13"/>Romance</text:p>
      <text:p text:style-name="P7">B点 <text:s text:c="12"/>2 <text:s text:c="17"/>100 <text:s text:c="12"/>Romance</text:p>
      <text:p text:style-name="P7">C点 <text:s text:c="12"/>1 <text:s text:c="17"/>81 <text:s text:c="14"/>Romance</text:p>
      <text:p text:style-name="P7">D点 <text:s text:c="14"/>101 <text:s text:c="13"/>10 <text:s text:c="13"/>Action</text:p>
      <text:p text:style-name="P7">E点 <text:s text:c="16"/>99 <text:s text:c="15"/>5 <text:s text:c="17"/>Action</text:p>
      <text:p text:style-name="P7">F点 <text:s text:c="14"/>98 <text:s text:c="18"/>2 <text:s text:c="16"/>Action</text:p>
      <text:p text:style-name="P7">G点 <text:s text:c="12"/>18 <text:s text:c="19"/>90 <text:s text:c="15"/>Action</text:p>
      <text:p text:style-name="P7"/>
      <text:p text:style-name="P7"/>
      <text:p text:style-name="P8">支持向量机SVM算法</text:p>
      <text:p text:style-name="P8">（最大的超平面 <text:span text:style-name="T5">Max Margin Hyperplance</text:span>）</text:p>
      <text:p text:style-name="P9">线性可区分（linear separable)和线性不可区分(line inseparable)</text:p>
      <text:p text:style-name="P10">超平面可以定义为:</text:p>
      <text:p text:style-name="P10">W.X+b=0</text:p>
      <text:p text:style-name="P10"/>
      <text:p text:style-name="P10">W:weight vectot,</text:p>
      <text:p text:style-name="P10">W={w1,w2,w3,…,wn}</text:p>
      <text:p text:style-name="P10">,n 是特征值的个数</text:p>
      <text:p text:style-name="P10">X:训练实例</text:p>
      <text:p text:style-name="P10">b:bias</text:p>
      <text:p text:style-name="P11">所有坐落在边际的两边的超平面上的被称作“支持向量(support vectors)”</text:p>
      <text:p text:style-name="P11">分界的超平面和H1或H2上任意一点的距离为 1/||W||</text:p>
      <text:p text:style-name="P11">所以，最大边际距离为:2/||W||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6:37:53.117561783</meta:creation-date>
    <dc:date>2017-07-02T22:36:35.085485734</dc:date>
    <meta:editing-duration>PT17H15M27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2" meta:paragraph-count="74" meta:word-count="421" meta:character-count="2315" meta:non-whitespace-character-count="1611"/>
  </office:meta>
</office:document-meta>
</file>